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E0000021281EE753B.png"/>
  <manifest:file-entry manifest:media-type="image/png" manifest:full-path="Pictures/100002010000026F000002FC17AD369B.png"/>
  <manifest:file-entry manifest:media-type="image/png" manifest:full-path="Pictures/100000000000214100000390732691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fo:language="zxx" fo:country="none" style:language-asian="zxx" style:country-asian="none" style:font-size-complex="10pt" style:language-complex="zxx" style:country-complex="none"/>
    </style:style>
    <style:style style:name="P2" style:family="paragraph" style:parent-style-name="Standard">
      <style:paragraph-properties fo:margin-top="0in" fo:margin-bottom="0in" fo:line-height="0.1252in" fo:text-align="end" style:justify-single-word="false"/>
      <style:text-properties style:font-name="Gill Sans MT" fo:font-size="9pt" style:font-size-asian="9pt" style:font-size-complex="9pt"/>
    </style:style>
    <style:style style:name="P3" style:family="paragraph" style:parent-style-name="Footer">
      <style:paragraph-properties>
        <style:tab-stops>
          <style:tab-stop style:position="0.2138in"/>
          <style:tab-stop style:position="2.9528in" style:type="center"/>
          <style:tab-stop style:position="5.9055in" style:type="right"/>
        </style:tab-stops>
      </style:paragraph-properties>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2pt" fo:language="en" fo:country="GB" style:font-size-asian="12pt" style:font-size-complex="12pt"/>
    </style:style>
    <style:style style:name="P7" style:family="paragraph" style:parent-style-name="Standard">
      <style:text-properties fo:font-size="10pt" style:font-size-asian="10pt" style:font-size-complex="10pt"/>
    </style:style>
    <style:style style:name="P8" style:family="paragraph" style:parent-style-name="Standard" style:list-style-name="L1">
      <style:text-properties fo:font-size="10pt" style:font-size-asian="10pt" style:font-size-complex="10pt"/>
    </style:style>
    <style:style style:name="P9" style:family="paragraph" style:parent-style-name="Standard">
      <style:text-properties fo:font-size="10pt" fo:language="en" fo:country="GB" style:font-size-asian="10pt" style:font-size-complex="10pt"/>
    </style:style>
    <style:style style:name="P10" style:family="paragraph" style:parent-style-name="Standard">
      <style:paragraph-properties fo:margin-top="0in" fo:margin-bottom="0in" fo:text-align="center" style:justify-single-word="false"/>
      <style:text-properties fo:font-size="10pt" fo:language="en" fo:country="GB" fo:font-style="italic" style:font-size-asian="10pt" style:font-style-asian="italic" style:font-size-complex="10pt" style:font-style-complex="italic"/>
    </style:style>
    <style:style style:name="P11" style:family="paragraph" style:parent-style-name="Standard">
      <style:paragraph-properties fo:margin-top="0in" fo:margin-bottom="0in" fo:text-align="center" style:justify-single-word="false"/>
      <style:text-properties fo:font-size="10pt" fo:language="en" fo:country="GB" style:font-size-asian="10pt" style:font-size-complex="10pt"/>
    </style:style>
    <style:style style:name="P12" style:family="paragraph" style:parent-style-name="Standard">
      <style:paragraph-properties fo:margin-top="0in" fo:margin-bottom="0in" fo:text-align="center" style:justify-single-word="false"/>
      <style:text-properties fo:font-size="10pt" fo:language="en" fo:country="GB" fo:font-weight="bold" style:font-size-asian="10pt" style:font-weight-asian="bold" style:font-size-complex="10pt" style:font-weight-complex="bold"/>
    </style:style>
    <style:style style:name="P13" style:family="paragraph" style:parent-style-name="Standard">
      <style:paragraph-properties fo:margin-top="0in" fo:margin-bottom="0in" fo:text-align="end" style:justify-single-word="false"/>
      <style:text-properties fo:font-size="10pt" fo:font-weight="bold" style:font-size-asian="10pt" style:font-weight-asian="bold" style:font-size-complex="10pt" style:font-weight-complex="bold"/>
    </style:style>
    <style:style style:name="P14" style:family="paragraph" style:parent-style-name="Heading_20_1" style:master-page-name="Standard">
      <style:paragraph-properties fo:text-align="center" style:justify-single-word="false" style:page-number="auto"/>
    </style:style>
    <style:style style:name="P15" style:family="paragraph">
      <style:paragraph-properties fo:text-align="center" style:writing-mode="lr-tb"/>
      <style:text-properties fo:font-size="24pt"/>
    </style:style>
    <style:style style:name="T1" style:family="text">
      <style:text-properties fo:font-size="10pt"/>
    </style:style>
    <style:style style:name="T2" style:family="text">
      <style:text-properties fo:font-size="10pt" fo:language="zxx" fo:country="none" style:font-size-asian="10pt" style:language-asian="zxx" style:country-asian="none" style:font-size-complex="10pt"/>
    </style:style>
    <style:style style:name="T3" style:family="text">
      <style:text-properties fo:font-size="10pt" style:font-size-asian="10pt" style:font-size-complex="10pt"/>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fo:language="en" fo:country="GB" fo:font-style="normal" fo:font-weight="bold" style:font-style-asian="normal" style:font-weight-asian="bold" style:font-style-complex="normal" style:font-weight-complex="bold"/>
    </style:style>
    <style:style style:name="T10" style:family="text">
      <style:text-properties style:font-name="DejaVu Sans" fo:language="en" fo:country="GB" fo:font-weight="bold" style:font-name-asian="Times New Roman" style:font-weight-asian="bold" style:font-name-complex="Times New Roman" style:font-weight-complex="bold"/>
    </style:style>
    <style:style style:name="T11" style:family="text">
      <style:text-properties style:font-name="Arial" fo:language="en" fo:country="GB" fo:font-weight="bold" style:font-name-asian="Times New Roman" style:font-weight-asian="bold" style:font-name-complex="Times New Roman" style:font-weight-complex="bold"/>
    </style:style>
    <style:style style:name="T12" style:family="text">
      <style:text-properties style:text-position="super 58%" fo:language="en" fo:country="GB"/>
    </style:style>
    <style:style style:name="T13" style:family="text">
      <style:text-properties style:text-position="super 58%" fo:language="en" fo:country="GB" fo:font-style="normal" fo:font-weight="bold" style:font-style-asian="normal" style:font-weight-asian="bold" style:font-style-complex="normal" style:font-weight-complex="bold"/>
    </style:style>
    <style:style style:name="T14" style:family="text">
      <style:text-properties style:text-underline-style="solid" style:text-underline-width="auto" style:text-underline-color="font-color"/>
    </style:style>
    <style:style style:name="T15" style:family="text">
      <style:text-properties fo:font-size="24pt"/>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style:font-size-asian="24pt"/>
    </style:style>
    <style:style style:name="T18" style:family="text">
      <style:text-properties style:font-size-complex="24pt"/>
    </style:style>
    <style:style style:name="T19" style:family="text">
      <style:text-properties style:font-size-asian="10pt"/>
    </style:style>
    <style:style style:name="T20" style:family="text">
      <style:text-properties style:font-size-complex="10pt"/>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10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0092849" text:style-name="Outline">
        <text:list-item>
          <text:h text:style-name="P14" text:outline-level="1"><text:span text:style-name="T16">Analysis of Macromolecular Structures</text:span></text:h>
        </text:list-item>
      </text:list>
      <text:p text:style-name="Standard"><draw:frame draw:style-name="fr5" draw:name="graphics4" text:anchor-type="paragraph" svg:x="2.6236in" svg:y="0.0583in" svg:width="1.8382in" svg:height="1.6972in" draw:z-index="5"><draw:image xlink:href="Pictures/100002010000023E0000021281EE753B.png" xlink:type="simple" xlink:show="embed" xlink:actuate="onLoad"/></draw:frame>This is to certify that NAME has attended and satisfactorily completed the International Course on Analysis of Macromolecular Structures, organized at Centro Nacional de Biotecnología, Consejo Superior de Investigaciones Científicas (CNB/CSIC) from June, 21st to July, 2nd 2010, sponsored by CYTED (Programa Iberoamericano de Ciencia y Tecnología para el Desarrollo) through the FreeBIT (Free BioInformatics Tools) network, EMBnet (European Molecular Biology Network) and CNB/CSIC.</text:p>
      <text:p text:style-name="P7"><text:span text:style-name="T8">This is a full-day, two week intensive theoretical-practical course with a duration of </text:span><text:span text:style-name="T9">70 lecturing hours</text:span><text:span text:style-name="T8"> that provided a broad coverage of various aspects of macromolecular structure analysis:</text:span></text:p>
      <text:list xml:id="list670742690" text:style-name="L1">
        <text:list-item>
          <text:p text:style-name="P8"><text:span text:style-name="T8">In-depth Analysis of Protein Structures using STING (</text:span><text:span text:style-name="T5">Goran Ne</text:span><text:span text:style-name="T10">š</text:span><text:span text:style-name="T11">ić</text:span><text:span text:style-name="T5"> (Neshich), PhD</text:span><text:span text:style-name="T4">, from Embrapa Informática Agropecuária and EMBnet/Brazil</text:span></text:p>
        </text:list-item>
        <text:list-item>
          <text:p text:style-name="P8"><text:span text:style-name="T4">Pharmacogenomics (</text:span><text:span text:style-name="T5">Allan Orozco, PhD</text:span><text:span text:style-name="T6">) from Instituto Nacional de Bioinformática, Spain and EMBnet/Costa Rica)</text:span></text:p>
        </text:list-item>
        <text:list-item>
          <text:p text:style-name="P8"><text:span text:style-name="T6">X-Ray Crystallography (</text:span><text:span text:style-name="T5">José Casasnovas, PhD </text:span><text:span text:style-name="T6">and</text:span><text:span text:style-name="T5"> Cesar Santiago, MSc</text:span><text:span text:style-name="T6">) from the Department of Macromolecular Structure and Service of X-Ray Crystallography, CNB/CSIC, Spain</text:span></text:p>
        </text:list-item>
        <text:list-item>
          <text:p text:style-name="P8"><text:span text:style-name="T6">Protein Structure prediction, from secondary to homology modeling and threading technologies (</text:span><text:span text:style-name="T5">Juan Carlos Sánchez</text:span><text:span text:style-name="T6">, </text:span><text:span text:style-name="T5">MSc</text:span><text:span text:style-name="T6"> from </text:span><text:span text:style-name="T5">Florencio Pazos, PhD</text:span><text:span text:style-name="T6"> group of Computational Systems Biology, CNB/CSIC)</text:span></text:p>
        </text:list-item>
        <text:list-item>
          <text:p text:style-name="P8"><draw:frame draw:style-name="fr4" draw:name="graphics2" text:anchor-type="paragraph" svg:x="2.5043in" svg:y="0.0957in" svg:width="2.0772in" svg:height="2.5465in" draw:z-index="4"><draw:image xlink:href="Pictures/100002010000026F000002FC17AD369B.png" xlink:type="simple" xlink:show="embed" xlink:actuate="onLoad"/></draw:frame><text:span text:style-name="T6">Molecular Dynamics, Docking and 3D-QSAR, Quantum Dynamics (</text:span><text:span text:style-name="T5">José R. Valverde, PhD, MD</text:span><text:span text:style-name="T6">, Scientific Computing Service, CNB/CSI and EMBnet/Spain).</text:span></text:p>
        </text:list-item>
      </text:list>
      <text:p text:style-name="P9"/>
      <text:p text:style-name="P10">José Ramón Valverde Carrillo</text:p>
      <text:p text:style-name="P11">Head of Scientific Computing Service, EMBnet/CNB</text:p>
      <text:p text:style-name="P12">CNB/CSIC</text:p>
      <text:p text:style-name="P12"/>
      <text:p text:style-name="P13"><text:span text:style-name="T4">Madrid, July 2</text:span><text:span text:style-name="T12">nd</text:span><text:span text:style-name="T4">,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0.222in" fo:text-align="justify" style:justify-single-word="false"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25in" fo:margin-bottom="0.0835in" fo:line-height="0.25in" fo:text-align="start" style:justify-single-word="false" fo:keep-with-next="always"/>
      <style:text-properties fo:color="#808080"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top="0.1665in" fo:margin-bottom="0.0417in" fo:keep-with-next="always"/>
      <style:text-properties fo:font-size="12pt" style:font-size-asian="12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top="0.1665in" fo:margin-bottom="0.0417in" fo:keep-with-next="always"/>
      <style:text-properties fo:font-size="13pt" style:font-size-asian="13pt" style:font-size-complex="13pt"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class="extra">
      <style:paragraph-properties fo:margin-top="0in" fo:margin-bottom="0in" fo:line-height="0.1181in" fo:text-align="start" style:justify-single-word="false" fo:orphans="2" fo:widows="2">
        <style:tab-stops>
          <style:tab-stop style:position="2.9528in" style:type="center"/>
          <style:tab-stop style:position="5.9055in" style:type="right"/>
        </style:tab-stops>
      </style:paragraph-properties>
      <style:text-properties style:use-window-font-color="true" style:font-name="Gill Sans MT" fo:font-size="6.5pt" fo:language="es" fo:country="ES" style:font-name-asian="Arial" style:font-size-asian="6.5pt" style:font-name-complex="Times New Roman" style:font-size-complex="12pt" style:language-complex="ar" style:country-complex="SA"/>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font-size-complex="10pt" style:language-complex="zxx" style:country-complex="none"/>
    </style:style>
    <style:style style:name="MP2" style:family="paragraph" style:parent-style-name="Standard">
      <style:paragraph-properties fo:margin-top="0in" fo:margin-bottom="0in" fo:line-height="0.1252in" fo:text-align="end" style:justify-single-word="false"/>
      <style:text-properties style:font-name="Gill Sans MT" fo:font-size="9pt" style:font-size-asian="9pt" style:font-size-complex="9pt"/>
    </style:style>
    <style:style style:name="MP3" style:family="paragraph" style:parent-style-name="Footer">
      <style:paragraph-properties>
        <style:tab-stops>
          <style:tab-stop style:position="0.2138in"/>
          <style:tab-stop style:position="2.9528in" style:type="center"/>
          <style:tab-stop style:position="5.9055in" style:type="right"/>
        </style:tab-stops>
      </style:paragraph-properties>
    </style:style>
    <style:style style:name="MP4" style:family="paragraph">
      <style:paragraph-properties fo:text-align="center" style:writing-mode="lr-tb"/>
      <style:text-properties fo:font-size="24pt"/>
    </style:style>
    <style:style style:name="MT1" style:family="text">
      <style:text-properties fo:font-size="10pt" fo:language="zxx" fo:country="none" style:font-size-asian="10pt" style:language-asian="zxx" style:country-asian="none" style:font-size-complex="10pt"/>
    </style:style>
    <style:style style:name="MT2" style:family="text">
      <style:text-properties fo:font-size="10pt" style:font-size-asian="10pt" style:font-size-complex="10pt"/>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0.0102in" fo:border="none">
        <style:background-image/>
      </style:graphic-properties>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M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page-layout style:name="Mpm1">
      <style:page-layout-properties fo:page-width="8.2673in" fo:page-height="11.6925in" style:num-format="1" style:print-orientation="portrait" fo:margin-top="0.5909in" fo:margin-bottom="0.3937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378in" fo:margin-left="0in" fo:margin-right="0in" fo:margin-bottom="1.339in" style:dynamic-spacing="true"/>
      </style:header-style>
      <style:footer-style>
        <style:header-footer-properties fo:min-height="0.9846in" fo:margin-left="0in" fo:margin-right="0in" fo:margin-top="0.9457in" style:dynamic-spacing="true"/>
      </style:footer-style>
    </style:page-layout>
    <style:page-layout style:name="Mpm2">
      <style:page-layout-properties fo:page-width="8.2673in" fo:page-height="11.6925in" style:num-format="1" style:print-orientation="portrait" fo:margin-top="1.9689in" fo:margin-bottom="1.3783in" fo:margin-left="0.5909in" fo:margin-right="0.5909in" style:writing-mode="lr-tb" style:layout-grid-color="#c0c0c0" style:layout-grid-lines="3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2" text:anchor-type="char" svg:x="4.7154in" svg:y="0.8571in" svg:width="2.3752in" svg:height="0.3957in" draw:z-index="3"><draw:text-box><text:p text:style-name="MP2">Centro Nacional</text:p><text:p text:style-name="MP2">de Biotecnología</text:p></draw:text-box></draw:frame><draw:frame draw:style-name="Mfr2" draw:name="graphics1" text:anchor-type="char" svg:x="0in" svg:y="0.5909in" svg:width="7.0937in" svg:height="0.7602in" draw:z-index="2"><draw:image xlink:href="Pictures/10000000000021410000039073269145.png" xlink:type="simple" xlink:show="embed" xlink:actuate="onLoad"/></draw:frame></text:p>
      </style:header>
      <style:footer>
        <text:p text:style-name="Footer"><draw:frame draw:style-name="Mfr3" draw:name="Frame1" text:anchor-type="char" svg:x="6in" svg:y="10.3437in" svg:width="0.9429in" svg:height="0.8752in" draw:z-index="1"><draw:text-box><text:p text:style-name="MP3">c/ Darwin, 3</text:p><text:p text:style-name="MP3">Campus Universidad</text:p><text:p text:style-name="MP3"><text:s/>Autónoma de Madrid</text:p><text:p text:style-name="MP3">Cantoblanco</text:p><text:p text:style-name="MP3">28049 MADRID </text:p><text:p text:style-name="MP3">TEL.:<text:tab/>91 5854500</text:p><text:p text:style-name="MP3">FAX:<text:tab/>91 5854506</text:p></draw:text-box></draw:frame><text:span text:style-name="MT1"><draw:g text:anchor-type="as-char" svg:y="0in" draw:z-index="0" draw:style-name="Mgr1"><draw:rect draw:style-name="Mgr2" draw:text-style-name="MP4" svg:width="6.9996in" svg:height="4.2496in" svg:x="0in" svg:y="0in"><text:p/></draw:rect><draw:line draw:style-name="Mgr3" draw:text-style-name="MP4" svg:x1="5.8744in" svg:y1="3.5in" svg:x2="5.8744in" svg:y2="4.2492in"><text:p/></draw:line></draw:g></text:span><text:span text:style-name="MT2">cjrvalverde@cnb.csic.es</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rer si bla feugiat adit in hent luptat, consequissim ad magnibh eum irit accummy nit velit lobore te delit veraessi</dc:title>
    <meta:initial-creator> </meta:initial-creator>
    <meta:creation-date>2009-05-13T15:38:00</meta:creation-date>
    <dc:date>2010-07-02T18:31:26</dc:date>
    <meta:print-date>2009-05-13T15:50:00</meta:print-date>
    <meta:editing-cycles>12</meta:editing-cycles>
    <meta:editing-duration>PT02H23M59S</meta:editing-duration>
    <meta:generator>OpenOffice.org/3.0$Linux OpenOffice.org_project/300m15$Build-9379</meta:generator>
    <meta:document-statistic meta:table-count="0" meta:image-count="3" meta:object-count="0" meta:page-count="1" meta:paragraph-count="22" meta:word-count="233" meta:character-count="1731"/>
    <meta:user-defined meta:name="Info 1"/>
    <meta:user-defined meta:name="Info 2"/>
    <meta:user-defined meta:name="Info 3"/>
    <meta:user-defined meta:name="Info 4"/>
  </office:meta>
</office:document-meta>
</file>